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B99965F0D936BF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698cm" fo:min-width="12.948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線の終点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035cm" svg:stroke-color="#ff0000" draw:marker-start="線の終点_20_1" draw:marker-start-width="0.352cm" draw:marker-end="線の終点_20_5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14pt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fo:font-size="14pt"/>
    </style:style>
    <style:style style:name="T1" style:family="text">
      <style:text-properties fo:color="#2a6099" loext:opacity="100%" fo:font-size="14pt"/>
    </style:style>
    <style:style style:name="T2" style:family="text">
      <style:text-properties fo:color="#ff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999cm" svg:height="10.498cm" svg:x="0.035cm" svg:y="0.028cm">
          <draw:image xlink:href="Pictures/1000000000000258000001C2B99965F0D936BFC7.png" xlink:type="simple" xlink:show="embed" xlink:actuate="onLoad" draw:mime-type="image/png">
            <text:p/>
          </draw:image>
        </draw:frame>
        <draw:custom-shape draw:style-name="gr2" draw:text-style-name="P2" draw:layer="layout" svg:width="13.5cm" svg:height="10cm" svg:x="0.251cm" svg:y="0.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051cm" svg:y1="0.25cm" svg:x2="7.051cm" svg:y2="10.25cm">
          <text:p/>
        </draw:line>
        <draw:line draw:style-name="gr3" draw:text-style-name="P2" draw:layer="layout" svg:x1="12.601cm" svg:y1="0.25cm" svg:x2="12.601cm" svg:y2="10.25cm">
          <text:p/>
        </draw:line>
        <draw:line draw:style-name="gr3" draw:text-style-name="P2" draw:layer="layout" svg:x1="0.251cm" svg:y1="8.4cm" svg:x2="13.751cm" svg:y2="8.4cm">
          <text:p/>
        </draw:line>
        <draw:line draw:style-name="gr3" draw:text-style-name="P2" draw:layer="layout" svg:x1="0.251cm" svg:y1="2.1cm" svg:x2="13.751cm" svg:y2="2.1cm">
          <text:p/>
        </draw:line>
        <draw:line draw:style-name="gr4" draw:text-style-name="P2" draw:layer="layout" svg:x1="0.251cm" svg:y1="1cm" svg:x2="7.001cm" svg:y2="1cm">
          <text:p/>
        </draw:line>
        <draw:line draw:style-name="gr4" draw:text-style-name="P2" draw:layer="layout" svg:x1="0.242cm" svg:y1="1.6cm" svg:x2="12.501cm" svg:y2="1.65cm">
          <text:p/>
        </draw:line>
        <draw:line draw:style-name="gr4" draw:text-style-name="P2" draw:layer="layout" svg:x1="1.701cm" svg:y1="10.25cm" svg:x2="1.751cm" svg:y2="8.5cm">
          <text:p/>
        </draw:line>
        <draw:line draw:style-name="gr4" draw:text-style-name="P2" draw:layer="layout" svg:x1="4.001cm" svg:y1="10.259cm" svg:x2="4.001cm" svg:y2="2.25cm">
          <text:p/>
        </draw:line>
        <draw:frame draw:style-name="gr5" draw:text-style-name="P3" draw:layer="layout" svg:width="1.25cm" svg:height="0.806cm" svg:x="5.055cm" svg:y="0.25cm">
          <draw:text-box>
            <text:p><text:span text:style-name="T1">x0</text:span></text:p>
          </draw:text-box>
        </draw:frame>
        <draw:frame draw:style-name="gr5" draw:text-style-name="P3" draw:layer="layout" svg:width="1.25cm" svg:height="0.806cm" svg:x="10.651cm" svg:y="0.85cm">
          <draw:text-box>
            <text:p><text:span text:style-name="T1">x1</text:span></text:p>
          </draw:text-box>
        </draw:frame>
        <draw:frame draw:style-name="gr5" draw:text-style-name="P3" draw:layer="layout" svg:width="1.25cm" svg:height="0.806cm" draw:transform="rotate (1.57795217672807) translate (0.777cm 9.781cm)">
          <draw:text-box>
            <text:p><text:span text:style-name="T1">y0</text:span></text:p>
          </draw:text-box>
        </draw:frame>
        <draw:frame draw:style-name="gr5" draw:text-style-name="P3" draw:layer="layout" svg:width="1.25cm" svg:height="0.806cm" draw:transform="rotate (1.57795217672807) translate (2.978cm 4.681cm)">
          <draw:text-box>
            <text:p><text:span text:style-name="T1">y1</text:span></text:p>
          </draw:text-box>
        </draw:frame>
        <draw:line draw:style-name="gr6" draw:text-style-name="P2" draw:layer="layout" svg:x1="7cm" svg:y1="4.75cm" svg:x2="12.5cm" svg:y2="4.75cm">
          <text:p/>
        </draw:line>
        <draw:line draw:style-name="gr6" draw:text-style-name="P2" draw:layer="layout" svg:x1="8.25cm" svg:y1="7.25cm" svg:x2="8.25cm" svg:y2="3.2cm">
          <text:p/>
        </draw:line>
        <draw:frame draw:style-name="gr5" draw:text-style-name="P4" draw:layer="layout" svg:width="1.25cm" svg:height="0.806cm" svg:x="9.35cm" svg:y="3.95cm">
          <draw:text-box>
            <text:p><text:span text:style-name="T2">dx</text:span></text:p>
          </draw:text-box>
        </draw:frame>
        <draw:frame draw:style-name="gr5" draw:text-style-name="P4" draw:layer="layout" svg:width="1.25cm" svg:height="0.806cm" draw:transform="rotate (1.59435827169682) translate (7.278cm 6.395cm)">
          <draw:text-box>
            <text:p><text:span text:style-name="T2">dy</text:span></text:p>
          </draw:text-box>
        </draw:frame>
        <draw:frame draw:style-name="gr7" draw:text-style-name="P4" draw:layer="layout" svg:width="4.15cm" svg:height="1cm" svg:x="8.35cm" svg:y="5.55cm">
          <draw:text-box>
            <text:p><text:span text:style-name="T2">aspect = dy/d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5" draw:display-name="線の終点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3T11:04:49.991000000</dc:date>
    <meta:editing-duration>PT11M43S</meta:editing-duration>
    <meta:editing-cycles>5</meta:editing-cycles>
    <meta:generator>LibreOffice/7.1.8.1$Windows_X86_64 LibreOffice_project/e1f30c802c3269a1d052614453f260e49458c82c</meta:generator>
    <meta:document-statistic meta:object-count="19"/>
  </office:meta>
</office:document-meta>
</file>